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FSR_6" table:style-name="ta1"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52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1" calcext:value-type="float">
            <text:p>100001</text:p>
          </table:table-cell>
          <table:table-cell table:number-columns-repeated="6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table:number-columns-repeated="6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table:number-columns-repeated="63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1" calcext:value-type="float">
            <text:p>10010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table:number-columns-repeated="6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11" calcext:value-type="float">
            <text:p>100111</text:p>
          </table:table-cell>
          <table:table-cell table:number-columns-repeated="26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table:number-columns-repeated="13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001" calcext:value-type="float">
            <text:p>101001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0" calcext:value-type="float">
            <text:p>1010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1" calcext:value-type="float">
            <text:p>101011</text:p>
          </table:table-cell>
          <table:table-cell table:number-columns-repeated="6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100" calcext:value-type="float">
            <text:p>101100</text:p>
          </table:table-cell>
          <table:table-cell table:number-columns-repeated="6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01" calcext:value-type="float">
            <text:p>101101</text:p>
          </table:table-cell>
          <table:table-cell table:number-columns-repeated="6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110" calcext:value-type="float">
            <text:p>1011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111" calcext:value-type="float">
            <text:p>10111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table:number-columns-repeated="6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0001" calcext:value-type="float">
            <text:p>11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0" calcext:value-type="float">
            <text:p>11001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number-columns-repeated="6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0100" calcext:value-type="float">
            <text:p>1101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1" calcext:value-type="float">
            <text:p>11010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110" calcext:value-type="float">
            <text:p>110110</text:p>
          </table:table-cell>
          <table:table-cell table:number-columns-repeated="6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0111" calcext:value-type="float">
            <text:p>110111</text:p>
          </table:table-cell>
          <table:table-cell table:number-columns-repeated="6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6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1" calcext:value-type="float">
            <text:p>111001</text:p>
          </table:table-cell>
          <table:table-cell table:number-columns-repeated="6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1010" calcext:value-type="float">
            <text:p>111010</text:p>
          </table:table-cell>
          <table:table-cell table:number-columns-repeated="6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011" calcext:value-type="float">
            <text:p>1110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6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101" calcext:value-type="float">
            <text:p>111101</text:p>
          </table:table-cell>
          <table:table-cell table:number-columns-repeated="6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0" calcext:value-type="float">
            <text:p>1111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table:number-columns-repeated="63" office:value-type="float" office:value="7" calcext:value-type="float">
            <text:p>7</text:p>
          </table:table-cell>
        </table:table-row>
        <calcext:conditional-formats>
          <calcext:conditional-format calcext:target-range-address="LFSR_6.B2:LFSR_6.BL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15:03:09.452000000</dc:date>
    <meta:editing-duration>PT20S</meta:editing-duration>
    <meta:editing-cycles>1</meta:editing-cycles>
    <meta:document-statistic meta:table-count="1" meta:cell-count="2112" meta:object-count="0"/>
    <meta:generator>LibreOffice/7.5.0.2$Windows_X86_64 LibreOffice_project/c0dd1bc3f1a385d110b88e26ece634da94921f58</meta:generator>
  </office:meta>
</office:document-meta>
</file>